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a06" officeooo:paragraph-rsid="000a8a06"/>
    </style:style>
    <style:style style:name="T1" style:family="text">
      <style:text-properties officeooo:rsid="000bf6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ting collection: items citing at least 19 Specialist Journal Collection items.</text:p>
      <text:p text:style-name="P1">Classics collection: <text:span text:style-name="T1">items cited by at least 18 items in the other two collections. The ratio of the number of all citations from the other collections to all the citations more than .0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ystranowski</meta:initial-creator>
    <meta:creation-date>2025-01-31T19:43:43.284530374</meta:creation-date>
    <dc:date>2025-01-31T19:55:55.953728525</dc:date>
    <dc:creator>Piotr Bystranowski</dc:creator>
    <meta:editing-duration>PT1M22S</meta:editing-duration>
    <meta:editing-cycles>1</meta:editing-cycles>
    <meta:document-statistic meta:table-count="0" meta:image-count="0" meta:object-count="0" meta:page-count="1" meta:paragraph-count="2" meta:word-count="44" meta:character-count="268" meta:non-whitespace-character-count="226"/>
    <meta:generator>LibreOffice/7.3.7.2$Linux_X86_64 LibreOffice_project/30$Build-2</meta:generator>
  </office:meta>
</office:document-meta>
</file>